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color="#000000" style:font-name="Segoe UI Semibold" fo:font-size="26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text-align="start" fo:text-indent="0cm"/>
      <style:text-properties fo:color="#000000" style:font-name="Segoe UI Semibold" fo:font-size="32pt" fo:font-style="italic" fo:text-shadow="none" style:font-style-asian="italic" style:font-style-complex="italic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974cm" svg:x="1.524cm" svg:y="0.254cm">
          <draw:text-box>
            <text:p text:style-name="P1"><text:span text:style-name="T1">EPISTLE</text:span></text:p>
            <text:p text:style-name="P1"><text:span text:style-name="T2">1 Corinthians 10:1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146cm" svg:height="9.269cm" svg:x="1.524cm" svg:y="0.254cm">
          <draw:text-box>
            <text:p text:style-name="P4"><text:span text:style-name="T3">1</text:span><text:span text:style-name="T4">I want you to know, brothers, that our fathers were all under the cloud, and all passed through the sea, </text:span><text:span text:style-name="T3">2</text:span><text:span text:style-name="T4">and all were baptized into Moses in the cloud and in the sea, </text:span><text:span text:style-name="T3">3</text:span><text:span text:style-name="T4">and all ate the same spiritual food, </text:span><text:span text:style-name="T3">4</text:span><text:span text:style-name="T4">and all drank the same spiritual drink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5.146cm" svg:height="7.766cm" svg:x="1.524cm" svg:y="0.254cm">
          <draw:text-box>
            <text:p text:style-name="P4"><text:span text:style-name="T4">For they drank from the spiritual Rock that followed them, and the Rock was Christ. </text:span><text:span text:style-name="T3">5</text:span><text:span text:style-name="T4">Nevertheless, with most of them God was not pleased, for they were overthrown in the wildern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7" draw:layer="layout" svg:width="25.146cm" svg:height="7.766cm" svg:x="1.524cm" svg:y="0.254cm">
          <draw:text-box>
            <text:p text:style-name="P6"><text:span text:style-name="T3">6</text:span><text:span text:style-name="T4">Now these things took place as examples for us, that we might not desire evil as they did. </text:span><text:span text:style-name="T3">7</text:span><text:span text:style-name="T4">Do not be idolaters as some of them were; as it is written, “The people sat down to eat and drink and rose up to play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7" draw:layer="layout" svg:width="25.146cm" svg:height="7.766cm" svg:x="1.524cm" svg:y="0.254cm">
          <draw:text-box>
            <text:p text:style-name="P6"><text:span text:style-name="T3">8</text:span><text:span text:style-name="T4">We must not indulge in sexual immorality as some of them did, and twenty-three thousand fell in a single day. </text:span><text:span text:style-name="T3">9</text:span><text:span text:style-name="T4">We must not put Christ to the test, as some of them did and were destroyed by serpent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7" draw:layer="layout" svg:width="25.146cm" svg:height="7.766cm" svg:x="1.524cm" svg:y="0.254cm">
          <draw:text-box>
            <text:p text:style-name="P6"><text:span text:style-name="T3">10</text:span><text:span text:style-name="T4">nor grumble, as some of them did and were destroyed by the Destroyer. </text:span><text:span text:style-name="T3">11</text:span><text:span text:style-name="T4">Now these things happened to them as an example, but they were written down for our instruction, on whom the end of the ages has co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7" draw:layer="layout" svg:width="25.146cm" svg:height="7.766cm" svg:x="1.524cm" svg:y="0.254cm">
          <draw:text-box>
            <text:p text:style-name="P6"><text:span text:style-name="T3">12</text:span><text:span text:style-name="T4">Therefore let anyone who thinks that he stands take heed lest he fall. </text:span><text:span text:style-name="T3">13</text:span><text:span text:style-name="T4">No temptation has overtaken you that is not common to m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5" draw:text-style-name="P7" draw:layer="layout" svg:width="25.146cm" svg:height="6.263cm" svg:x="1.524cm" svg:y="0.254cm">
          <draw:text-box>
            <text:p text:style-name="P6"><text:span text:style-name="T4">God is faithful, and he will not let you be tempted beyond your ability, </text:span><text:span text:style-name="T4">but with the temptation he will also provide the way of escape, that you may be able to endure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53D4ECAC8951481F.jpg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itmap_20_8" draw:display-name="Bitmap 8" xlink:href="Pictures/10000000000004220000025353D4ECAC8951481F.jpg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1:30:54.939000000</meta:creation-date>
    <dc:date>2019-03-21T13:53:18.451000000</dc:date>
    <meta:editing-duration>PT20M45S</meta:editing-duration>
    <meta:editing-cycles>5</meta:editing-cycles>
    <meta:generator>LibreOffice/6.1.5.2$Windows_X86_64 LibreOffice_project/90f8dcf33c87b3705e78202e3df5142b201bd805</meta:generator>
    <meta:document-statistic meta:object-count="45"/>
  </office:meta>
</office:document-meta>
</file>